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8" style:family="paragraph" style:parent-style-name="Text_20_body">
      <style:text-properties fo:font-size="15pt" officeooo:paragraph-rsid="0001e625" style:font-size-asian="15pt" style:font-size-complex="15pt"/>
    </style:style>
    <style:style style:name="P9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0" style:family="paragraph" style:parent-style-name="Text_20_body">
      <style:text-properties fo:font-size="15pt" officeooo:paragraph-rsid="000f2a06" style:font-size-asian="15pt" style:font-size-complex="15pt"/>
    </style:style>
    <style:style style:name="P11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5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6" style:family="paragraph" style:parent-style-name="Text_20_body">
      <style:text-properties fo:font-size="15pt" officeooo:paragraph-rsid="0001e625" style:font-size-asian="15pt" style:font-size-complex="15pt"/>
    </style:style>
    <style:style style:name="P17" style:family="paragraph" style:parent-style-name="Text_20_body">
      <style:text-properties fo:font-size="15pt" officeooo:paragraph-rsid="0011da95" style:font-size-asian="15pt" style:font-size-complex="15pt"/>
    </style:style>
    <style:style style:name="P18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3">因為希望這<text:span text:style-name="T3">17</text:span>段錄音稿ē-tàng來當做台語界論文實驗ê標準，</text:p>
      <text:p text:style-name="P12">所以需要秀容老師ê唸法kah 允言老師ê標記相仝。</text:p>
      <text:p text:style-name="P12">有羅馬字ê就是beh唸ê文稿。</text:p>
      <text:list xml:id="list718927201" text:style-name="L1">
        <text:list-item>
          <text:p text:style-name="P15"># 代表前一字唸本調</text:p>
        </text:list-item>
      </text:list>
      <text:p text:style-name="P11"/>
      <text:p text:style-name="P11">0612-<text:span text:style-name="T6">8段觀察文本</text:span></text:p>
      <text:p text:style-name="P13">1.</text:p>
      <text:p text:style-name="P5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5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5"/>
      <text:p text:style-name="P14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5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14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6"><text:line-break/>---台日大辭典(台文譯本)--<text:line-break/>tsînn [晴] 好天氣。</text:p>
      <text:p text:style-name="P5"/>
      <text:p text:style-name="P5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---台日大辭典(台文譯本)---<text:line-break/>bāi [覓] (1) 探訪。 (2) 走chhōe。 (3) 附tī動詞後表示試意。</text:p>
      <text:p text:style-name="P5">lōo-bé<text:tab/>[路尾]<text:tab/>(1)路ê尾端。 (2)結局，最後。</text:p>
      <text:p text:style-name="P14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7"/>
      <text:p text:style-name="P7">---台日大辭典(台文譯本)---</text:p>
      <text:p text:style-name="P9">tó-lo̍h<text:tab/>[何落]<text:tab/>何處，何方。</text:p>
      <text:p text:style-name="P5"/>
      <text:p text:style-name="P5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18">0705<text:span text:style-name="T7">-</text:span><text:span text:style-name="T8">9段試驗文本</text:span></text:p>
      <text:p text:style-name="P4">1.</text:p>
      <text:p text:style-name="P8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8"/>
      <text:p text:style-name="P17"><text:soft-page-break/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8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8"/>
      <text:p text:style-name="P8">白話字ê利益，劉茂清著，1886</text:p>
      <text:p text:style-name="P8">Pe̍h-uē-jī ê Lī-ik, Lâu Bôo-tshing tù, 1886</text:p>
      <text:p text:style-name="P8"/>
      <text:p text:style-name="P8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8"><text:soft-page-break/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8"/>
      <text:p text:style-name="P8">交戰ê消息，臺南府城教會報編輯室著，1905</text:p>
      <text:p text:style-name="P8">Kau-tsiàn ê Siau-sit, Tâi-lâm Hú-siânn Kàu-huē-pò Pian-tsi̍p-sik tù, 1905 </text:p>
      <text:p text:style-name="P8"/>
      <text:p text:style-name="P8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0"/>
      <text:p text:style-name="P10"><text:soft-page-break/>--- 台日大辭典(台文譯本)---</text:p>
      <text:p text:style-name="P8">hāi-tsāi<text:tab/>[亥在]<text:tab/>老神在在，自在。</text:p>
      <text:p text:style-name="P8"/>
      <text:p text:style-name="P8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8"/>
      <text:p text:style-name="P8">疼你贏過通世間，賴仁聲著，1955</text:p>
      <text:p text:style-name="P8">Thiànn Lí Iânn Kè Thong Sè-kan, Luā Jîn-sing tù,1955</text:p>
      <text:p text:style-name="P8"/>
      <text:p text:style-name="P8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 kuè-lâi, iōng tsi̍t ê tsin thian-tsin koh lōng-bān ê tshiò-iông kā ìn, "Mā m̄ tsai-iánn lí uī siánn-mih tī hia leh thóo tuā-khuì."</text:p>
      <text:p text:style-name="P8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<text:soft-page-break/>hōng-hiàn ka-kī. Tsóng-sī, tsit-tsūn ka-kī suah bê-sit tī oo-oo-àm-àm ê hái tiong-ng."</text:p>
      <text:p text:style-name="P8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--kuè-lâi tsit bōo siá--lo̍h-lâi, koh ka-siōng kiat-bué siōng tsing-tshái tsit tuānn."</text:p>
      <text:p text:style-name="P8"/>
      <text:p text:style-name="P8"/>
      <text:p text:style-name="P8"/>
      <text:p text:style-name="P8">愛你kap愛伊平仔濟，盧誕春著，1997</text:p>
      <text:p text:style-name="P8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5:20:24.995177830</dc:date>
    <meta:editing-duration>PT28M10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9" meta:paragraph-count="54" meta:word-count="3826" meta:character-count="10000" meta:non-whitespace-character-count="8801"/>
  </office:meta>
</office:document-meta>
</file>